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fb4" officeooo:paragraph-rsid="00128fb4"/>
    </style:style>
    <style:style style:name="P2" style:family="paragraph" style:parent-style-name="Standard">
      <style:text-properties officeooo:paragraph-rsid="00179043"/>
    </style:style>
    <style:style style:name="P3" style:family="paragraph" style:parent-style-name="Standard">
      <style:text-properties officeooo:rsid="00191ea4" officeooo:paragraph-rsid="00191ea4"/>
    </style:style>
    <style:style style:name="P4" style:family="paragraph" style:parent-style-name="Standard">
      <style:text-properties officeooo:rsid="0019f9f6" officeooo:paragraph-rsid="0019f9f6"/>
    </style:style>
    <style:style style:name="P5" style:family="paragraph" style:parent-style-name="Standard">
      <style:text-properties fo:font-weight="bold" officeooo:rsid="00253fc4" officeooo:paragraph-rsid="00253fc4" style:font-weight-asian="bold" style:font-weight-complex="bold"/>
    </style:style>
    <style:style style:name="P6" style:family="paragraph" style:parent-style-name="Standard">
      <style:text-properties fo:font-weight="bold" officeooo:rsid="0047b3ea" officeooo:paragraph-rsid="0047b3ea" style:font-weight-asian="bold" style:font-weight-complex="bold"/>
    </style:style>
    <style:style style:name="P7" style:family="paragraph" style:parent-style-name="Standard">
      <style:text-properties officeooo:rsid="00443af4"/>
    </style:style>
    <style:style style:name="P8" style:family="paragraph" style:parent-style-name="Standard">
      <style:text-properties officeooo:paragraph-rsid="00191ea4"/>
    </style:style>
    <style:style style:name="P9" style:family="paragraph" style:parent-style-name="Standard">
      <style:text-properties officeooo:rsid="0047b3ea" officeooo:paragraph-rsid="0047b3ea"/>
    </style:style>
    <style:style style:name="P10" style:family="paragraph" style:parent-style-name="Standard">
      <style:paragraph-properties fo:margin-left="1.251cm" fo:margin-right="0cm" fo:text-indent="0cm" style:auto-text-indent="false"/>
      <style:text-properties officeooo:rsid="00191ea4" officeooo:paragraph-rsid="00191ea4"/>
    </style:style>
    <style:style style:name="P11" style:family="paragraph" style:parent-style-name="Standard">
      <style:paragraph-properties fo:margin-left="1.251cm" fo:margin-right="0cm" fo:text-indent="0cm" style:auto-text-indent="false"/>
      <style:text-properties officeooo:rsid="00253fc4" officeooo:paragraph-rsid="00253fc4"/>
    </style:style>
    <style:style style:name="P12" style:family="paragraph" style:parent-style-name="Standard">
      <style:paragraph-properties fo:margin-left="1.251cm" fo:margin-right="0cm" fo:text-indent="0cm" style:auto-text-indent="false"/>
      <style:text-properties officeooo:rsid="00287e51" officeooo:paragraph-rsid="00287e51"/>
    </style:style>
    <style:style style:name="P13" style:family="paragraph" style:parent-style-name="Standard">
      <style:paragraph-properties fo:margin-left="1.251cm" fo:margin-right="0cm" fo:text-indent="0cm" style:auto-text-indent="false"/>
      <style:text-properties officeooo:rsid="002f06b7" officeooo:paragraph-rsid="002f06b7"/>
    </style:style>
    <style:style style:name="P14" style:family="paragraph" style:parent-style-name="Standard">
      <style:paragraph-properties fo:margin-left="0cm" fo:margin-right="0cm" fo:text-indent="0cm" style:auto-text-indent="false"/>
      <style:text-properties officeooo:rsid="00215c45" officeooo:paragraph-rsid="002d2f49"/>
    </style:style>
    <style:style style:name="P15" style:family="paragraph" style:parent-style-name="Standard">
      <style:paragraph-properties fo:margin-left="0cm" fo:margin-right="0cm" fo:text-indent="0cm" style:auto-text-indent="false"/>
      <style:text-properties officeooo:rsid="00215c45" officeooo:paragraph-rsid="0047b3ea"/>
    </style:style>
    <style:style style:name="P16" style:family="paragraph" style:parent-style-name="Standard">
      <style:paragraph-properties fo:margin-left="0cm" fo:margin-right="0cm" fo:text-indent="0cm" style:auto-text-indent="false"/>
      <style:text-properties officeooo:rsid="00253fc4" officeooo:paragraph-rsid="00253fc4"/>
    </style:style>
    <style:style style:name="P17" style:family="paragraph" style:parent-style-name="Standard">
      <style:paragraph-properties fo:margin-left="0cm" fo:margin-right="0cm" fo:text-indent="0cm" style:auto-text-indent="false"/>
      <style:text-properties officeooo:rsid="002d2f49" officeooo:paragraph-rsid="002d2f49"/>
    </style:style>
    <style:style style:name="P18" style:family="paragraph" style:parent-style-name="Standard">
      <style:paragraph-properties fo:margin-left="0cm" fo:margin-right="0cm" fo:text-indent="0cm" style:auto-text-indent="false"/>
      <style:text-properties officeooo:rsid="002f06b7" officeooo:paragraph-rsid="002f06b7"/>
    </style:style>
    <style:style style:name="P19" style:family="paragraph" style:parent-style-name="Standard">
      <style:paragraph-properties fo:margin-left="0cm" fo:margin-right="0cm" fo:text-indent="0cm" style:auto-text-indent="false"/>
      <style:text-properties officeooo:rsid="001fd09f" officeooo:paragraph-rsid="0047b3ea"/>
    </style:style>
    <style:style style:name="P20" style:family="paragraph" style:parent-style-name="Standard">
      <style:paragraph-properties fo:margin-left="0cm" fo:margin-right="0cm" fo:text-indent="0cm" style:auto-text-indent="false"/>
      <style:text-properties officeooo:rsid="0026728c" officeooo:paragraph-rsid="0047b3ea"/>
    </style:style>
    <style:style style:name="P21" style:family="paragraph" style:parent-style-name="Standard">
      <style:paragraph-properties fo:margin-left="0cm" fo:margin-right="0cm" fo:text-indent="0cm" style:auto-text-indent="false"/>
      <style:text-properties officeooo:rsid="002fbcd6" officeooo:paragraph-rsid="0047b3ea"/>
    </style:style>
    <style:style style:name="P22" style:family="paragraph" style:parent-style-name="Standard">
      <style:paragraph-properties fo:margin-left="0cm" fo:margin-right="0cm" fo:text-indent="0cm" style:auto-text-indent="false"/>
      <style:text-properties officeooo:rsid="0047b3ea" officeooo:paragraph-rsid="0047b3ea"/>
    </style:style>
    <style:style style:name="P23" style:family="paragraph" style:parent-style-name="Standard">
      <style:paragraph-properties fo:margin-left="0cm" fo:margin-right="0cm" fo:text-indent="0cm" style:auto-text-indent="false"/>
      <style:text-properties officeooo:rsid="0048b1eb" officeooo:paragraph-rsid="0048b1eb"/>
    </style:style>
    <style:style style:name="P24" style:family="paragraph" style:parent-style-name="Standard">
      <style:paragraph-properties fo:margin-left="0cm" fo:margin-right="0cm" fo:text-indent="0cm" style:auto-text-indent="false"/>
      <style:text-properties fo:font-weight="bold" officeooo:rsid="0048b1eb" officeooo:paragraph-rsid="0048b1eb" style:font-weight-asian="bold" style:font-weight-complex="bold"/>
    </style:style>
    <style:style style:name="P25" style:family="paragraph" style:parent-style-name="Standard">
      <style:paragraph-properties fo:margin-left="0cm" fo:margin-right="0cm" fo:text-indent="0cm" style:auto-text-indent="false"/>
      <style:text-properties fo:font-weight="bold" officeooo:rsid="00493964" officeooo:paragraph-rsid="00493964" style:font-weight-asian="bold" style:font-weight-complex="bold"/>
    </style:style>
    <style:style style:name="P26" style:family="paragraph" style:parent-style-name="Standard">
      <style:paragraph-properties fo:margin-left="0cm" fo:margin-right="0cm" fo:text-indent="0cm" style:auto-text-indent="false"/>
      <style:text-properties officeooo:rsid="00408ebc" officeooo:paragraph-rsid="00408ebc"/>
    </style:style>
    <style:style style:name="P27" style:family="paragraph" style:parent-style-name="Standard">
      <style:paragraph-properties fo:margin-left="0cm" fo:margin-right="0cm" fo:text-indent="0cm" style:auto-text-indent="false"/>
      <style:text-properties officeooo:rsid="00493964" officeooo:paragraph-rsid="00493964"/>
    </style:style>
    <style:style style:name="P28" style:family="paragraph" style:parent-style-name="Standard">
      <style:paragraph-properties fo:margin-left="0cm" fo:margin-right="0cm" fo:text-indent="0cm" style:auto-text-indent="false"/>
      <style:text-properties fo:font-weight="normal" officeooo:rsid="00493964" officeooo:paragraph-rsid="00493964" style:font-weight-asian="normal" style:font-weight-complex="normal"/>
    </style:style>
    <style:style style:name="P29" style:family="paragraph" style:parent-style-name="Standard">
      <style:paragraph-properties fo:margin-left="0cm" fo:margin-right="0cm" fo:text-indent="0cm" style:auto-text-indent="false"/>
      <style:text-properties officeooo:rsid="0049cb6f" officeooo:paragraph-rsid="0049cb6f"/>
    </style:style>
    <style:style style:name="P30" style:family="paragraph" style:parent-style-name="Standard">
      <style:paragraph-properties fo:margin-left="0cm" fo:margin-right="0cm" fo:text-indent="0cm" style:auto-text-indent="false"/>
      <style:text-properties officeooo:rsid="004b310b" officeooo:paragraph-rsid="0047b3ea"/>
    </style:style>
    <style:style style:name="P31" style:family="paragraph" style:parent-style-name="Standard">
      <style:paragraph-properties fo:margin-left="0cm" fo:margin-right="0cm" fo:text-indent="0cm" style:auto-text-indent="false" fo:break-before="page"/>
      <style:text-properties fo:font-weight="bold" officeooo:rsid="00253fc4" officeooo:paragraph-rsid="00253fc4" style:font-weight-asian="bold" style:font-weight-complex="bold"/>
    </style:style>
    <style:style style:name="P32" style:family="paragraph" style:parent-style-name="Standard">
      <style:paragraph-properties fo:margin-left="2.501cm" fo:margin-right="0cm" fo:text-indent="0cm" style:auto-text-indent="false"/>
      <style:text-properties officeooo:rsid="00253fc4" officeooo:paragraph-rsid="00253fc4"/>
    </style:style>
    <style:style style:name="P33" style:family="paragraph" style:parent-style-name="Standard">
      <style:paragraph-properties fo:margin-left="2.501cm" fo:margin-right="0cm" fo:text-indent="0cm" style:auto-text-indent="false"/>
      <style:text-properties officeooo:rsid="00253fc4" officeooo:paragraph-rsid="00287e51"/>
    </style:style>
    <style:style style:name="P34" style:family="paragraph" style:parent-style-name="Standard">
      <style:paragraph-properties fo:margin-left="2.501cm" fo:margin-right="0cm" fo:text-indent="0cm" style:auto-text-indent="false"/>
      <style:text-properties officeooo:rsid="00287e51" officeooo:paragraph-rsid="00287e51"/>
    </style:style>
    <style:style style:name="P35" style:family="paragraph" style:parent-style-name="Standard">
      <style:text-properties officeooo:rsid="00128fb4" officeooo:paragraph-rsid="004c4c1e"/>
    </style:style>
    <style:style style:name="P36" style:family="paragraph" style:parent-style-name="Standard">
      <style:text-properties officeooo:rsid="00128fb4" officeooo:paragraph-rsid="00128fb4"/>
    </style:style>
    <style:style style:name="P37" style:family="paragraph" style:parent-style-name="Standard">
      <style:text-properties officeooo:rsid="004c4c1e" officeooo:paragraph-rsid="004c4c1e"/>
    </style:style>
    <style:style style:name="P38" style:family="paragraph" style:parent-style-name="Standard">
      <style:text-properties officeooo:rsid="00191ea4" officeooo:paragraph-rsid="00191ea4"/>
    </style:style>
    <style:style style:name="P39" style:family="paragraph" style:parent-style-name="Standard">
      <style:text-properties officeooo:rsid="004c73b3" officeooo:paragraph-rsid="004c73b3"/>
    </style:style>
    <style:style style:name="P40" style:family="paragraph" style:parent-style-name="Standard">
      <style:text-properties fo:font-weight="bold" officeooo:rsid="004c73b3" officeooo:paragraph-rsid="004c73b3" style:font-weight-asian="bold" style:font-weight-complex="bold"/>
    </style:style>
    <style:style style:name="P41" style:family="paragraph" style:parent-style-name="Standard">
      <style:text-properties officeooo:rsid="004dde61" officeooo:paragraph-rsid="004dde61"/>
    </style:style>
    <style:style style:name="P42" style:family="paragraph" style:parent-style-name="Standard">
      <style:paragraph-properties fo:margin-left="1.251cm" fo:margin-right="0cm" fo:text-indent="0cm" style:auto-text-indent="false"/>
      <style:text-properties officeooo:rsid="002d2f49" officeooo:paragraph-rsid="00215c45"/>
    </style:style>
    <style:style style:name="P43" style:family="paragraph" style:parent-style-name="Standard">
      <style:paragraph-properties fo:margin-left="0cm" fo:margin-right="0cm" fo:text-indent="0cm" style:auto-text-indent="false"/>
      <style:text-properties officeooo:rsid="0048b1eb" officeooo:paragraph-rsid="002d2f49"/>
    </style:style>
    <style:style style:name="T1" style:family="text">
      <style:text-properties officeooo:rsid="001340e6"/>
    </style:style>
    <style:style style:name="T2" style:family="text">
      <style:text-properties officeooo:rsid="00191ea4"/>
    </style:style>
    <style:style style:name="T3" style:family="text">
      <style:text-properties officeooo:rsid="001e79bc"/>
    </style:style>
    <style:style style:name="T4" style:family="text">
      <style:text-properties style:font-name="Liberation Serif"/>
    </style:style>
    <style:style style:name="T5" style:family="text">
      <style:text-properties style:font-name="Liberation Serif" officeooo:rsid="001e79bc"/>
    </style:style>
    <style:style style:name="T6" style:family="text">
      <style:text-properties officeooo:rsid="001f3057"/>
    </style:style>
    <style:style style:name="T7" style:family="text">
      <style:text-properties officeooo:rsid="0025f2bb"/>
    </style:style>
    <style:style style:name="T8" style:family="text">
      <style:text-properties officeooo:rsid="0026728c"/>
    </style:style>
    <style:style style:name="T9" style:family="text">
      <style:text-properties officeooo:rsid="00287e51"/>
    </style:style>
    <style:style style:name="T10" style:family="text">
      <style:text-properties officeooo:rsid="002da19a"/>
    </style:style>
    <style:style style:name="T11" style:family="text">
      <style:text-properties officeooo:rsid="002fbcd6"/>
    </style:style>
    <style:style style:name="T12" style:family="text">
      <style:text-properties officeooo:rsid="0031f76f"/>
    </style:style>
    <style:style style:name="T13" style:family="text">
      <style:text-properties officeooo:rsid="0047b3ea"/>
    </style:style>
    <style:style style:name="T14" style:family="text">
      <style:text-properties officeooo:rsid="0048b1eb"/>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4b310b"/>
    </style:style>
    <style:style style:name="T18" style:family="text">
      <style:text-properties officeooo:rsid="004c4c1e"/>
    </style:style>
    <style:style style:name="T19" style:family="text">
      <style:text-properties officeooo:rsid="004c73b3"/>
    </style:style>
    <style:style style:name="T20" style:family="text">
      <style:text-properties officeooo:rsid="004dde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8">ASUS Tinker board</text:span> Software Installation</text:p>
      <text:p text:style-name="P7"/>
      <text:p text:style-name="P6"/>
      <text:p text:style-name="P6"/>
      <text:p text:style-name="P6"/>
      <text:p text:style-name="P6">1. Install <text:span text:style-name="T18">Tinker OS (Debian)</text:span></text:p>
      <text:p text:style-name="P9"/>
      <text:p text:style-name="P35">Download latest <text:span text:style-name="T18">Debian</text:span> image from <text:span text:style-name="T18">https://www.asus.com/uk/Single-Board-Computer/Tinker-Board/HelpDesk_Download/</text:span></text:p>
      <text:p text:style-name="P1"/>
      <text:p text:style-name="P37">On the web page under <text:span text:style-name="T15">Drivers &amp; Tools</text:span> select <text:span text:style-name="T15">Others</text:span> for the OS.</text:p>
      <text:p text:style-name="P37"/>
      <text:p text:style-name="P37">This will them change top show the number of files and the link to Others which you should click on.</text:p>
      <text:p text:style-name="P37"/>
      <text:p text:style-name="P37">Scroll down the page until you get to the section for <text:span text:style-name="T15">TinkerOS_Debian V1.8</text:span><text:span text:style-name="T16"> and click on the link to download the OS.</text:span></text:p>
      <text:p text:style-name="P1"/>
      <text:p text:style-name="P1">Unzip image</text:p>
      <text:p text:style-name="P1"/>
      <text:p text:style-name="P1">Copy image to memory card</text:p>
      <text:p text:style-name="P1"/>
      <text:p text:style-name="P1">Boot <text:span text:style-name="T2">the Tinker board</text:span> <text:span text:style-name="T1">with it attached to your network. <text:s/>It will use DHCP to get an IP address</text:span>.</text:p>
      <text:p text:style-name="P1"/>
      <text:p text:style-name="P4">Note that the display will work but <text:span text:style-name="T12">may</text:span> not be the correct size <text:span text:style-name="T6">and the touch screen may not be working.</text:span></text:p>
      <text:p text:style-name="P1"/>
      <text:p text:style-name="P8"><text:span text:style-name="T2">Connect to the Tinker board using ssh from another system. You can do all this on the Tinker board with a keyboard and mouse attached, but I find it is easier to ssh. (ssh linaro</text:span><text:a xlink:type="simple" xlink:href="mailto:pi@192.168.1.123" text:style-name="Internet_20_link" text:visited-style-name="Visited_20_Internet_20_Link"><text:span text:style-name="T2">@</text:span></text:a><text:span text:style-name="T2">&lt;IP address&gt;).</text:span></text:p>
      <text:p text:style-name="P2"/>
      <text:p text:style-name="P3">Update the <text:span text:style-name="T3">system (warning this may take some time to complete)</text:span>:</text:p>
      <text:p text:style-name="P3"/>
      <text:p text:style-name="P10"><text:span text:style-name="Source_20_Text"><text:span text:style-name="T5">sudo </text:span></text:span><text:span text:style-name="Source_20_Text"><text:span text:style-name="T4">apt-get update &amp;&amp; sudo apt-get dist-upgrade &amp;&amp; sudo apt-get install -f</text:span></text:span></text:p>
      <text:p text:style-name="P3"/>
      <text:p text:style-name="P3"/>
      <text:p text:style-name="P40"/>
      <text:p text:style-name="P40"/>
      <text:p text:style-name="P40">2. Install WiringPi GPIO package</text:p>
      <text:p text:style-name="P39"/>
      <text:p text:style-name="P39">Either connect to the Tinker board using ssh or open a terminal window on the tinker board if you have connected a keyboard an mouse.</text:p>
      <text:p text:style-name="P39"/>
      <text:p text:style-name="P39">From the home directory <text:span text:style-name="T20">create a directory called wiringPi and cd into it. D</text:span>ownload the WiringPi package:</text:p>
      <text:p text:style-name="P39"/>
      <text:p text:style-name="P39"><text:s text:c="4"/>wget http://dlcdnet.asus.com/pub/ASUS/mb/Linux/Tinker_Board_2GB/GPIO_API_for_C.ZIP</text:p>
      <text:p text:style-name="P39"><text:a xlink:type="simple" xlink:href="http://dlcdnet.asus.com/pub/ASUS/mb/Linux/Tinker_Board_2GB/20170223-tinker-board-linaro-jessie-alip-v14.zip?_ga=2.68704017.1677017633.1496042582-1723045800.1494332034" text:style-name="Internet_20_link" text:visited-style-name="Visited_20_Internet_20_Link"/></text:p>
      <text:p text:style-name="P39">This will create a file called GPIO_API_for_C.ZIP. <text:s/>Unzip the file using the command:</text:p>
      <text:p text:style-name="P39"/>
      <text:p text:style-name="P39"><text:s text:c="4"/>unzip GPIO_API_for_C.ZIP</text:p>
      <text:p text:style-name="P39"><text:soft-page-break/></text:p>
      <text:p text:style-name="P41">run the build script using the command:</text:p>
      <text:p text:style-name="P41"/>
      <text:p text:style-name="P41"><text:s text:c="2"/>./build</text:p>
      <text:p text:style-name="P39"/>
      <text:p text:style-name="P39"/>
      <text:p text:style-name="P6">2. Install piHPSDR</text:p>
      <text:p text:style-name="P19"/>
      <text:p text:style-name="P15"><text:span text:style-name="T13">Either connect to the Tinker board using </text:span>ssh <text:span text:style-name="T13">from another system</text:span> <text:span text:style-name="T11">or open a terminal window on the Tinker board.</text:span></text:p>
      <text:p text:style-name="P30"/>
      <text:p text:style-name="P21">In the home directory (/home/<text:span text:style-name="T18">linaro</text:span>) download the binary package. <text:s/><text:span text:style-name="T17">This will overwrite any existing file with the same name. <text:s/>If you want to keep the previous version then you should rename the existing tinker.tar file before performing the wget command:</text:span></text:p>
      <text:p text:style-name="P21"/>
      <text:p text:style-name="P21"><text:tab/>wget -<text:span text:style-name="T17">N </text:span><text:a xlink:type="simple" xlink:href="https://github.com/g0orx/pihpsdr/raw/master/release/pihpsdr.tar" text:style-name="Internet_20_link" text:visited-style-name="Visited_20_Internet_20_Link">https://github.com/g0orx/pihpsdr/raw/master/release/</text:a><text:a xlink:type="simple" xlink:href="https://github.com/g0orx/pihpsdr/raw/master/release/pihpsdr.tar" text:style-name="Internet_20_link" text:visited-style-name="Visited_20_Internet_20_Link"><text:span text:style-name="T18">tinker</text:span></text:a><text:a xlink:type="simple" xlink:href="https://github.com/g0orx/pihpsdr/raw/master/release/pihpsdr.tar" text:style-name="Internet_20_link" text:visited-style-name="Visited_20_Internet_20_Link">.tar</text:a></text:p>
      <text:p text:style-name="P21"/>
      <text:p text:style-name="P15">The /home/<text:span text:style-name="T18">linaro</text:span> directory should now contain the <text:span text:style-name="T18">tinker.tar file.</text:span></text:p>
      <text:p text:style-name="P15"/>
      <text:p text:style-name="P20">Extract the files (will create directory pihpsdr):</text:p>
      <text:p text:style-name="P15"/>
      <text:p text:style-name="P15"><text:tab/><text:span text:style-name="T8">tar xvf tinker.tar</text:span></text:p>
      <text:p text:style-name="P15"/>
      <text:p text:style-name="P22">Setup the system for piHPSDR:</text:p>
      <text:p text:style-name="P20"/>
      <text:p text:style-name="P20"><text:tab/>cd pihpsdr</text:p>
      <text:p text:style-name="P20"><text:s text:c="12"/>./<text:span text:style-name="T12">install.sh</text:span></text:p>
      <text:p text:style-name="P15"/>
      <text:p text:style-name="P27">The first time you run install.sh it will install fftw3. You <text:span text:style-name="T18">may</text:span> be asked several questions to which you should simply hit the return key to accept the default answer.</text:p>
      <text:p text:style-name="P15"/>
      <text:p text:style-name="P15"/>
      <text:p text:style-name="P22">The system is now ready to run piHPSDR.</text:p>
      <text:p text:style-name="P42"/>
      <text:p text:style-name="P14"/>
      <text:p text:style-name="P17">You are now ready to run the application by double tapping (clicking) on the desktop icon.</text:p>
      <text:p text:style-name="P17"/>
      <text:p text:style-name="P29">Using a touch screen it is sometimes hard to do a double click so you can also start piHPSDR by tapping on <text:span text:style-name="T15">Menu</text:span> and then tapping on <text:span text:style-name="T15">Other</text:span> and then tapping on <text:span text:style-name="T15">pihpsdr</text:span><text:span text:style-name="T16">.</text:span></text:p>
      <text:p text:style-name="P43"/>
      <text:p text:style-name="P26"/>
      <text:p text:style-name="P24"><text:span text:style-name="T19">3</text:span>. Auto start piHPSDR when the system is booted</text:p>
      <text:p text:style-name="P23"/>
      <text:p text:style-name="P18">If you want to set up the system so that pihpsdr starts automatically when the system is booted do the following <text:span text:style-name="T14">from either an ssh connection or a terminal window screen</text:span>:</text:p>
      <text:p text:style-name="P18"/>
      <text:p text:style-name="P13">nano ~/.config/lxsession/LXDE-pi/autostart</text:p>
      <text:p text:style-name="P18"/>
      <text:p text:style-name="P18">add the following line to the end of the file:</text:p>
      <text:p text:style-name="P18"/>
      <text:p text:style-name="P13"><text:soft-page-break/>@/home/<text:span text:style-name="T19">linaro</text:span>/pihpsdr/start_pihpsdr.sh</text:p>
      <text:p text:style-name="P18"/>
      <text:p text:style-name="P18">and save the file.</text:p>
      <text:p text:style-name="P18"/>
      <text:p text:style-name="P18">Next time you boot the system it will start pihpsdr.</text:p>
      <text:p text:style-name="P18"/>
      <text:p text:style-name="P18"/>
      <text:p text:style-name="P18"/>
      <text:p text:style-name="P18"/>
      <text:p text:style-name="P25"><text:span text:style-name="T19">4</text:span>. Updating piHPSDR</text:p>
      <text:p text:style-name="P25"/>
      <text:p text:style-name="P28">You can update the piHPSDR with the latest version of the software by repeating step 2 above. <text:s/>It will overwrite the pihpsdr binary and the shared libraries. <text:s/>Running the install.sh script will copy the updated libraries.</text:p>
      <text:p text:style-name="P28"/>
      <text:p text:style-name="P28">It will not overwrite or remove the FFTW3 wisdom file (wdspWisdom) or the radio configuration files which are stored as text files with the name made of the radio’s MAC address and the suffix .props (i.e. 00-04-A3-6A-1E-60.props).</text:p>
      <text:p text:style-name="P28"/>
      <text:p text:style-name="P31"><text:span text:style-name="T19">ASUS Tinker board </text:span><text:s/><text:span text:style-name="T8">Rotary Encoders amd Buttons</text:span></text:p>
      <text:p text:style-name="P16"/>
      <text:p text:style-name="P16">Currently pihpsdr supports a high resolution optical rotary encoder for tuning and 2 low resolution encoders with a built in push switch for AF Gain/AGC Gain and RF Drive/RF Tune Drive.</text:p>
      <text:p text:style-name="P16"/>
      <text:p text:style-name="P16">The high resolution encoder is a 600 ppr optical encoder, and the low resolution encoders are 24 ppr (KY-040) <text:span text:style-name="T8">with built in push switch</text:span>.</text:p>
      <text:p text:style-name="P16"/>
      <text:p text:style-name="P16">Connection to the Raspberry Pi 2:</text:p>
      <text:p text:style-name="P16"/>
      <text:p text:style-name="P11">VFO: 600 ppr optical encoder.</text:p>
      <text:p text:style-name="P16"/>
      <text:p text:style-name="P32">Green<text:tab/>– GPIO-1<text:span text:style-name="T9">7</text:span> <text:s/><text:span text:style-name="T7">(pin 11)</text:span></text:p>
      <text:p text:style-name="P32">White<text:tab/>– GPIO-1<text:span text:style-name="T9">8</text:span> <text:span text:style-name="T7">(pin 12)</text:span></text:p>
      <text:p text:style-name="P32">Black<text:tab/>- Ground</text:p>
      <text:p text:style-name="P32">Red<text:tab/>- +<text:span text:style-name="T9">3.3</text:span>v</text:p>
      <text:p text:style-name="P32"/>
      <text:p text:style-name="P11">AF Gain/<text:span text:style-name="T9">Mic</text:span> Gain: 24 ppr encoder (KY-040):</text:p>
      <text:p text:style-name="P11"/>
      <text:p text:style-name="P32">CLK<text:tab/>– <text:span text:style-name="T7">GPIO-20 (pin 38)</text:span></text:p>
      <text:p text:style-name="P32">DAT<text:tab/>– <text:span text:style-name="T7">GPIO-26 (pin 37)</text:span></text:p>
      <text:p text:style-name="P32">SW<text:tab/>– <text:span text:style-name="T10">GPIO-25 (pin 22) <text:s text:c="4"/>(LOCK)</text:span></text:p>
      <text:p text:style-name="P32">+<text:tab/>- +<text:span text:style-name="T9">3.3</text:span>v</text:p>
      <text:p text:style-name="P32">GND<text:tab/>- Ground</text:p>
      <text:p text:style-name="P11"/>
      <text:p text:style-name="P11">RF Drive/Tune Drive: 24 ppr encoder (KY-040):</text:p>
      <text:p text:style-name="P11"/>
      <text:p text:style-name="P32">CLK<text:tab/>– <text:span text:style-name="T7">GPIO-16 (pin 36)</text:span></text:p>
      <text:p text:style-name="P32">DAT<text:tab/>– <text:span text:style-name="T7">GPIO-19 (pin 35)</text:span></text:p>
      <text:p text:style-name="P32">SW<text:tab/>– <text:span text:style-name="T10">GPIO-08 (pin 24)</text:span></text:p>
      <text:p text:style-name="P32">+<text:tab/>- +<text:span text:style-name="T9">3.3</text:span>v</text:p>
      <text:p text:style-name="P32">GND<text:tab/>- Ground</text:p>
      <text:p text:style-name="P11"/>
      <text:p text:style-name="P12">AGC: 24 ppr encoder (KY-040):</text:p>
      <text:p text:style-name="P12"/>
      <text:p text:style-name="P33">CLK<text:tab/>– <text:span text:style-name="T7">GPIO-04 (pin 7)</text:span></text:p>
      <text:p text:style-name="P33">DAT<text:tab/>– <text:span text:style-name="T7">GPIO-21 (pin 40)</text:span></text:p>
      <text:p text:style-name="P33">SW<text:tab/>– <text:span text:style-name="T10">GPIO-07 (pin 26)</text:span></text:p>
      <text:p text:style-name="P33">+<text:tab/>- +<text:span text:style-name="T9">3.3</text:span>v</text:p>
      <text:p text:style-name="P33">GND<text:tab/>- Ground</text:p>
      <text:p text:style-name="P33"/>
      <text:p text:style-name="P12">All the following SPST <text:span text:style-name="T10">momentary</text:span> push to make buttons have one side connected to ground:</text:p>
      <text:p text:style-name="P12"/>
      <text:p text:style-name="P34">Band Up/Down<text:tab/>- GPIO-13 (pin 33)</text:p>
      <text:p text:style-name="P34">Band Stack Up/Down<text:tab/>- GPIO-12 (pin 32)</text:p>
      <text:p text:style-name="P34">Mode Up/Down<text:tab/>- GPIO-06 (pin 31)</text:p>
      <text:p text:style-name="P34">Filter Up/Down<text:tab/>- GPIO-05 (pin 29)</text:p>
      <text:p text:style-name="P34">Noise Up/Down<text:tab/>- GPIO-24 (pin 18)</text:p>
      <text:p text:style-name="P34">AGC Up/Down<text:tab/>- GPIO-23 (pin 16)</text:p>
      <text:p text:style-name="P34"><text:soft-page-break/>MOX/Tune<text:tab/><text:tab/>- GPIO-27 (pin 13)</text:p>
      <text:p text:style-name="P34">Function<text:tab/><text:tab/>- GPIO-22 (pin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4:21:05.936377034</meta:creation-date>
    <dc:date>2017-05-29T08:46:21.818104463</dc:date>
    <meta:editing-duration>PT2H38M16S</meta:editing-duration>
    <meta:editing-cycles>24</meta:editing-cycles>
    <meta:generator>LibreOffice/5.2.2.2$Linux_X86_64 LibreOffice_project/20m0$Build-2</meta:generator>
    <meta:document-statistic meta:table-count="0" meta:image-count="0" meta:object-count="0" meta:page-count="5" meta:paragraph-count="81" meta:word-count="795" meta:character-count="4766" meta:non-whitespace-character-count="4002"/>
  </office:meta>
</office:document-meta>
</file>